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/>
    <style:font-face style:name="Nimbus Roman No9 L" svg:font-family="'Nimbus Roman No9 L'"/>
    <style:font-face style:name="OpenSymbol" svg:font-family="OpenSymbol"/>
    <style:font-face style:name="StarSymbol" svg:font-family="StarSymbol, 'Arial Unicode MS'"/>
    <style:font-face style:name="Tahoma1" svg:font-family="Tahoma"/>
    <style:font-face style:name="Verdana" svg:font-family="Verdana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Gentium Basic1" svg:font-family="'Gentium Basic'" style:font-adornments="Bold" style:font-pitch="variable"/>
    <style:font-face style:name="Gentium Basic2" svg:font-family="'Gentium Basic'" style:font-adornments="Italic" style:font-pitch="variable"/>
    <style:font-face style:name="Gentium Basic" svg:font-family="'Gentium Basic'" style:font-adornments="Regular" style:font-pitch="variable"/>
    <style:font-face style:name="Gentium Book Basic" svg:font-family="'Gentium Book Basic'" style:font-adornments="Italic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368c6e5"/>
    </style:style>
    <style:style style:name="P2" style:family="paragraph" style:parent-style-name="Text_20_body">
      <style:paragraph-properties fo:text-align="end" style:justify-single-word="false"/>
      <style:text-properties officeooo:paragraph-rsid="0383c903"/>
    </style:style>
    <style:style style:name="P3" style:family="paragraph" style:parent-style-name="Text_20_body">
      <style:text-properties officeooo:paragraph-rsid="038b207a"/>
    </style:style>
    <style:style style:name="P4" style:family="paragraph" style:parent-style-name="Text_20_body">
      <style:text-properties officeooo:paragraph-rsid="0391079f"/>
    </style:style>
    <style:style style:name="P5" style:family="paragraph" style:parent-style-name="Text_20_body">
      <style:paragraph-properties fo:text-align="end" style:justify-single-word="false"/>
      <style:text-properties fo:font-style="normal" officeooo:rsid="0337fb81" officeooo:paragraph-rsid="0383c903" style:font-style-asian="normal" style:font-style-complex="normal"/>
    </style:style>
    <style:style style:name="P6" style:family="paragraph" style:parent-style-name="Text_20_body">
      <style:text-properties officeooo:paragraph-rsid="0395a62f"/>
    </style:style>
    <style:style style:name="P7" style:family="paragraph" style:parent-style-name="Text_20_body">
      <style:text-properties officeooo:paragraph-rsid="0398b0e5"/>
    </style:style>
    <style:style style:name="P8" style:family="paragraph" style:parent-style-name="Standard">
      <style:paragraph-properties fo:margin-left="0.598cm" fo:margin-right="0cm" fo:margin-top="0cm" fo:margin-bottom="0cm" loext:contextual-spacing="false" fo:line-height="100%" fo:text-align="start" style:justify-single-word="false" fo:orphans="2" fo:widows="2" fo:text-indent="-0.598cm" style:auto-text-indent="false" fo:break-before="auto" fo:break-after="auto" style:writing-mode="lr-tb"/>
      <style:text-properties fo:color="#000000" style:text-line-through-style="none" style:text-line-through-type="none" style:font-name="Times New Roman2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P9" style:family="paragraph" style:parent-style-name="Footnote">
      <style:text-properties officeooo:paragraph-rsid="038da6ea"/>
    </style:style>
    <style:style style:name="P10" style:family="paragraph" style:parent-style-name="Text_20_body">
      <style:paragraph-properties fo:text-align="end" style:justify-single-word="false" fo:break-before="page"/>
      <style:text-properties fo:font-style="normal" officeooo:rsid="0337fb81" officeooo:paragraph-rsid="0383c903" style:font-style-asian="normal" style:font-style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38ad630"/>
    </style:style>
    <style:style style:name="P13" style:family="paragraph" style:parent-style-name="Text_20_body" style:list-style-name="L2"/>
    <style:style style:name="P14" style:family="paragraph" style:parent-style-name="Text_20_body" style:list-style-name="LS3"/>
    <style:style style:name="P15" style:family="paragraph" style:parent-style-name="Title" style:master-page-name="Standard">
      <style:paragraph-properties style:page-number="11"/>
    </style:style>
    <style:style style:name="T1" style:family="text">
      <style:text-properties fo:font-size="10.5pt" officeooo:rsid="0385210c" style:font-size-asian="10.5pt" style:font-size-complex="10.5pt"/>
    </style:style>
    <style:style style:name="T2" style:family="text">
      <style:text-properties fo:font-size="10.5pt" officeooo:rsid="039e0ed1" style:font-size-asian="10.5pt" style:font-size-complex="10.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38c4e93" style:font-style-asian="italic" style:font-style-complex="italic"/>
    </style:style>
    <style:style style:name="T5" style:family="text">
      <style:text-properties fo:color="#000000" style:text-line-through-style="none" style:text-line-through-type="none" style:font-name="Times New Roman2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6" style:family="text">
      <style:text-properties officeooo:rsid="038e0ef1"/>
    </style:style>
    <style:style style:name="T7" style:family="text">
      <style:text-properties officeooo:rsid="03897cb0"/>
    </style:style>
    <style:style style:name="T8" style:family="text">
      <style:text-properties officeooo:rsid="0389bb93"/>
    </style:style>
    <style:style style:name="T9" style:family="text">
      <style:text-properties officeooo:rsid="038ad630"/>
    </style:style>
    <style:style style:name="T10" style:family="text">
      <style:text-properties officeooo:rsid="038b207a"/>
    </style:style>
    <style:style style:name="T11" style:family="text">
      <style:text-properties officeooo:rsid="038ba524"/>
    </style:style>
    <style:style style:name="T12" style:family="text">
      <style:text-properties officeooo:rsid="038c4e93"/>
    </style:style>
    <style:style style:name="T13" style:family="text">
      <style:text-properties officeooo:rsid="038f98c5"/>
    </style:style>
    <style:style style:name="T14" style:family="text">
      <style:text-properties officeooo:rsid="0391079f"/>
    </style:style>
    <style:style style:name="T15" style:family="text">
      <style:text-properties officeooo:rsid="0395a62f"/>
    </style:style>
    <style:style style:name="T16" style:family="text">
      <style:text-properties officeooo:rsid="0398b0e5"/>
    </style:style>
    <style:style style:name="T17" style:family="text">
      <style:text-properties officeooo:rsid="039a8724"/>
    </style:style>
    <style:style style:name="T18" style:family="text">
      <style:text-properties officeooo:rsid="039c21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<text:span text:style-name="T7">LOK</text:span>eando en Ecuador</text:p>
      <text:p text:style-name="P2">Milton Cerda<text:note text:id="ftn1" text:note-class="footnote"><text:note-citation>1</text:note-citation><text:note-body><text:p text:style-name="Footnote">Activista del <text:span text:style-name="T3">software</text:span> y cultura libre y de la democratización del conocimiento. <text:span text:style-name="T8">Universidad Salesiana de Ecuador.</text:span></text:p></text:note-body></text:note></text:p>
      <text:p text:style-name="Text_20_body"/>
      <text:p text:style-name="P6">Imaginemos por un momento que producimos <text:span text:style-name="T7">cosechas </text:span>cien por ciento libres de pesticidas, herbicidas y libres de transgénicos. <text:span text:style-name="T7">S</text:span>in duda, son productos apetecibles <text:span text:style-name="T7">al</text:span> ser más saludables para la vida de las pers<text:span text:style-name="T7">o</text:span>nas, son productos más «naturales», pero no solo son saludables, sino que estos productos son la garantía de que la vida humana y posiblemente la de otras especies habite sobre el planeta tierra. Esta <text:span text:style-name="T3">garantía para la vida</text:span> se ve vulnerable cuando, en nombre de las «reglas del mercado» por medio de los <text:span text:style-name="T7">d</text:span>erechos de <text:span text:style-name="T7">p</text:span>ropiedad <text:span text:style-name="T7">i</text:span>ntelectual, se pretende romper el círculo vital y virtuoso de los alimentos del mundo. Veamos como ejemplo el maíz:</text:p>
      <text:p text:style-name="Text_20_body">Para que el maíz sea como lo conocemos ahora, ha sido cuidado, cultivado, intercambiado, reproducido y almacenado por las comunidades por miles de años para pasar de ser un alimento importante en forma de espiga a convertirse en una mazorca imprescindible. Hoy en día, muchísimas variedades de maíz están desapareciendo. Este proceso de mejoramiento y producción del maíz ha sido sostenido por el conocimiento y sabiduría de nuestros pueblos ancestrales y tradicionales. <text:span text:style-name="T7">S</text:span>in embargo, en los tiempos neoliberales, en algunos países<text:note text:id="ftn2" text:note-class="footnote"><text:note-citation>2</text:note-citation><text:note-body><text:p text:style-name="Footnote"><text:span text:style-name="T9">Véase d</text:span>ocumental 970 https://www.youtube.com/watch?<text:span text:style-name="T5">v=kZWAqS-El_g.</text:span></text:p></text:note-body></text:note>, se le ha quitado a la humanidad la posibilidad de seguir cuidando y cultivando su maíz porque, al trabajar con semillas del mercado internacional y según los derechos de propiedad intelectual, si una persona dedicada a la agricultura compra una semilla de maíz y la siembra, tiene derecho a la cosecha pero no a sembrar nuevamente la semilla fruto de dicha cosecha mientras no pague otra vez por esta «nueva» semilla. Es decir, que el que siembra y cuida no tiene derecho a regalar, intercambiar ni almacenar los nuevos granos para convertirlos en semilla.</text:p>
      <text:p text:style-name="Text_20_body"><text:soft-page-break/>A partir de aquí, surgen algunas preguntas para reflexionar:</text:p>
      <text:list xml:id="list3932183890593825113" text:style-name="L1">
        <text:list-item>
          <text:p text:style-name="P11">¿Por qué las empresas multinacionales de «alimentos» se apropian de productos que han sido reproducidos por el esfuerzo milenario de pueblos y comunidades?.</text:p>
        </text:list-item>
        <text:list-item>
          <text:p text:style-name="P11">¿Por qué se limita y se elimina el derecho a los campesinos a <text:span text:style-name="T15">seguir desarrollando</text:span> su práctica ancestral de conservar las mejores semillas de la cosecha para volverla a sembrar y reproducir la vida?.</text:p>
        </text:list-item>
        <text:list-item>
          <text:p text:style-name="P11">¿Por qué se permite que el maíz transgénico desplace a los maíces locales, <text:span text:style-name="T9">permitiéndole </text:span>«competir» <text:span text:style-name="T9">con los mismos?.</text:span></text:p>
        </text:list-item>
        <text:list-item>
          <text:p text:style-name="P12">¿Por qué se prohíbe compartir, intercambiar y almacenar el maíz, cuando esta ha sido una práctica cultural vital de los pueblos?</text:p>
        </text:list-item>
        <text:list-item>
          <text:p text:style-name="P11">¿Por qué se impone el beneficio individual sobre el bien común?</text:p>
        </text:list-item>
        <text:list-item>
          <text:p text:style-name="P11">¿Por qué las empresas multinacionales se pueden apropiar del patrimonio biocultural?</text:p>
        </text:list-item>
        <text:list-item>
          <text:p text:style-name="P11">¿Convendría declarar al maíz y otros productos patrimonio biocultural en el marco de una nueva lógica que garantice su «no privatización» y un marco de bienes comunes de la humanidad?</text:p>
        </text:list-item>
      </text:list>
      <text:p text:style-name="Text_20_body">A esta lógica comercial injusta en la que se privilegia<text:span text:style-name="T9">n</text:span> los beneficios y acumulación de las empresas multinacionales, se suman otros efectos como como son:</text:p>
      <text:list xml:id="list3041345823938091247" text:style-name="L2">
        <text:list-item>
          <text:p text:style-name="P13">Poner en riesgo las pequeñas economías que permiten subsistir a los agricultores.</text:p>
        </text:list-item>
        <text:list-item>
          <text:p text:style-name="P13">Producir desplazamientos humanos del campo a las urbes generando pobreza.</text:p>
        </text:list-item>
        <text:list-item>
          <text:p text:style-name="P13">Dañar la salud de la personas personas y animales que están en contacto con agrotóxicos y posiblemente consumen estos productos.</text:p>
        </text:list-item>
        <text:list-item>
          <text:p text:style-name="P13">Pérdida de soberanía alimentaria y dependencia.</text:p>
        </text:list-item>
        <text:list-item>
          <text:p text:style-name="P13"><text:soft-page-break/>Daños a las fuentes del agua y a los suelos.</text:p>
        </text:list-item>
        <text:list-item>
          <text:p text:style-name="P13">Daños al ecosistema en general por el uso de pesticidas y herbicidas, entre otras externalidades negativas.</text:p>
        </text:list-item>
      </text:list>
      <text:p text:style-name="Text_20_body">En México, donde la gente reivindica que «<text:span text:style-name="T15">s</text:span>in maíz no hay <text:span text:style-name="T15">p</text:span>aís»<text:note text:id="ftn3" text:note-class="footnote"><text:note-citation>3</text:note-citation><text:note-body><text:p text:style-name="Footnote"><text:span text:style-name="T10">Véase </text:span>https://www.youtube.com/watch?<text:span text:style-name="T5">v=0aL5xy-248E.</text:span></text:p></text:note-body></text:note>, Amalia<text:note text:id="ftn4" text:note-class="footnote"><text:note-citation>4</text:note-citation><text:note-body><text:p text:style-name="Footnote"><text:span text:style-name="T10">Véase </text:span>https://www.youtube.com/watch?<text:span text:style-name="T5">v=Zix5s-oWJAw.</text:span></text:p></text:note-body></text:note>, anciana de la población Xochimilco, expresa: « El maíz blanco es vida, el rojo la sangre, el negro la tierra, el amarillo la abundancia para que no nos falte la comida». Sobre el maíz Monsanto dice: «<text:span text:style-name="T17">E</text:span>se maíz no tiene vida, ese maíz no tienen espíritu, ese maíz no es nuestro hermano».</text:p>
      <text:p text:style-name="Text_20_body">Este es uno de los ejemplos de cómo la acción neoliberal choca con los procesos culturales latinoamericanos, y no es el único. <text:span text:style-name="T10">E</text:span>l capitalismo cognitivo es un puñal en el corazón de Latinoamérica, una herramienta de dominación, quizás la más efectiva y peligrosa al mismo tiempo.</text:p>
      <text:p text:style-name="P3">Un caso reciente (2013) sobre esta realidad es la destrucción de más dos millones de toneladas de semillas principalmente de arroz en Colombia<text:note text:id="ftn5" text:note-class="footnote"><text:note-citation>5</text:note-citation><text:note-body><text:p text:style-name="Footnote"><text:span text:style-name="T10">Véase d</text:span>ocumental 970 https://www.youtube.com/watch?v=kZWAqS-El_g.</text:p></text:note-body></text:note> por ser semillas «no certificadas» y porque se prohíbe el uso de semillas «nativas» o «criollas». En Colombia, se ha creado<text:note text:id="ftn6" text:note-class="footnote"><text:note-citation>6</text:note-citation><text:note-body><text:p text:style-name="Footnote"><text:span text:style-name="T10">Véase r</text:span>esolución 970 en Colombia, la cual cataloga de ilegales todas las que no sean certificadas.</text:p></text:note-body></text:note> regulación para usar solo «semilla legal» y esta categoría es exclusiva de la semilla «certificada». No es comprensible la criminalización de campesinos y agricultores por el uso de semillas «nativas» o «criollas», ya que estas semillas debería<text:span text:style-name="T10">n</text:span> declarar<text:span text:style-name="T10">se</text:span> patrimonio biocultural de los pueblos, al ser fruto del trabajo y esfuerzo de los pueblos que han habitado estas tierras por miles de años. No se debe prohibir la venta o intercambio de estas semillas y de los frutos provenientes de ellas y sí se debe prohibir <text:span text:style-name="T11">su</text:span> apropiación y privatización, como también las regulaciones que dan exclusividades a las empresas «obtentoras».</text:p>
      <text:p text:style-name="Text_20_body">Este caso de la agricultura es uno más entre tantos otros campos donde el capitalismo cognitivo impone su fuerza y estrategia para dominar y consolidar su poder sobre las grandes mayorías del planeta. Podríamos señalar <text:soft-page-break/>miles de ejemplos, desde la soberanía tecnológica al acceso a la publicación científica o a la gestión y al urbanismo salvaje en nuestros territorios. <text:span text:style-name="T12">E</text:span>ste libro los <text:span text:style-name="T12">ha </text:span>enunci<text:span text:style-name="T12">ado</text:span> más detenidamente en sus distintas secciones y seguramente nos ayude a ser conscientes de las problemáticas que suponen para nuestros pueblos las herramientas fundamentales utilizadas para aplicar y sostener estas lógicas depredadoras, generadoras de asimetrías, basadas en los instrumentos de propiedad intelectual ADPIC y los «acuerdos» o imposiciones comerciales tipo Tratados de Libre Comercio (TLC) y sus variantes.</text:p>
      <text:p text:style-name="Text_20_body">FLOK significa «Free/Libre Open Knowledge», <text:span text:style-name="T12">c</text:span>onocimiento libre y abierto, y el denominado <text:span text:style-name="T4">b</text:span><text:span text:style-name="T3">uen </text:span><text:span text:style-name="T4">c</text:span><text:span text:style-name="T3">onocer</text:span> supone la búsqueda de consolidar y aplicar este tipo de conocimiento común, en un país que se ha planteado el <text:span text:style-name="T4">b</text:span><text:span text:style-name="T3">uen </text:span><text:span text:style-name="T4">v</text:span><text:span text:style-name="T3">ivir</text:span> como paradigma colectivo de sociedad y que intenta dar luces a la humanidad con propuestas posibles que contrarresten esta lógica depredadora.</text:p>
      <text:p text:style-name="Text_20_body">Como promotor y activista del <text:span text:style-name="T3">software</text:span> libre, <text:span text:style-name="T12">la </text:span>cultura y <text:span text:style-name="T12">el </text:span>conocimiento libre y abierto, el proyecto Buen Conocer / FLOK Society es un acontecimiento de alta importancia porque hace posible la convergencia y acción colectiva de varios actores de la sociedad para realizar una <text:span text:style-name="T3">minga</text:span><text:note text:id="ftn7" text:note-class="footnote"><text:note-citation>7</text:note-citation><text:note-body><text:p text:style-name="P9">Minga «es una tradición precolombina de trabajo comunitario o colectivo voluntario con fines de utilidad social o de carácter recíproca». <text:span text:style-name="T12">Véase</text:span> http://es.wikipedia.org/wiki/Minka.</text:p></text:note-body></text:note> del conocimiento, con la finalidad de construir lineamientos y recomendaciones para la definición de políticas públicas a partir de nuevos enfoques. <text:span text:style-name="T12">Todo ello </text:span>construido desde «abajo», en un momento en el que el proceso político del Ecuador, requiere «nutrirse» de ideas y propuestas desde la sociedad civil, y en el marco de los argumentos paradigmáticos como el <text:span text:style-name="T4">b</text:span><text:span text:style-name="T3">uen </text:span><text:span text:style-name="T4">v</text:span><text:span text:style-name="T3">ivir</text:span> y el <text:span text:style-name="T4">c</text:span><text:span text:style-name="T3">ambio de </text:span><text:span text:style-name="T4">é</text:span><text:span text:style-name="T3">poca</text:span> que vive la humanidad.</text:p>
      <text:p text:style-name="Text_20_body">Entre las características y logros del proyecto Buen Conocer / FLOK Society podemos mencionar:</text:p>
      <text:list xml:id="list3319791088360512825" text:style-name="LS3">
        <text:list-item>
          <text:p text:style-name="P14">Disposición y capacidad de escuchar a los participantes por parte de los involucrados en el proyecto.</text:p>
        </text:list-item>
        <text:list-item>
          <text:p text:style-name="P14"><text:soft-page-break/>Innovación en los procesos de participación ciudadana, tanto en eventos presenciales como por medios virtuales.</text:p>
        </text:list-item>
        <text:list-item>
          <text:p text:style-name="P14">Acceso en tiempo real al desarrollo y producción de documentos y <text:span text:style-name="T3">papers</text:span>.</text:p>
        </text:list-item>
        <text:list-item>
          <text:p text:style-name="P14"><text:span text:style-name="T13">D</text:span>esarrollo de trabajos en grupo para dar respuesta a los diferentes momentos del proyecto.</text:p>
        </text:list-item>
        <text:list-item>
          <text:p text:style-name="P14">Implementación de herramientas y mecanismos para comentar y retroalimentar la elaboración de los <text:span text:style-name="T3">papers</text:span>, que fueron base para la discusión de temáticas de trabajo del proyecto. Mesas de trabajo temáticas con la participación de actores de todos los sectores: pueblos y nacionalidades, estudiantes, académicos, investigadores, activistas, funcionarios públicos, organizaciones sociales, ONG, etc.</text:p>
        </text:list-item>
        <text:list-item>
          <text:p text:style-name="P14">Creación de espacios de construcción colaborativa para la ley de <text:span text:style-name="T3">software</text:span> libre, espacio que desembocó en un nuevo espacio colaborativo para la construcción del Código Orgánico de Economía Social del Conocimiento e Innovación COESC-<text:span text:style-name="T18">i</text:span><text:note text:id="ftn8" text:note-class="footnote"><text:note-citation>8</text:note-citation><text:note-body><text:p text:style-name="Footnote"><text:span text:style-name="T13">Véase </text:span>http://coesc.educacionsuperior.gob.ec.</text:p><text:p text:style-name="P8"/></text:note-body></text:note></text:p>
        </text:list-item>
        <text:list-item>
          <text:p text:style-name="P14">Capacidad para juntar y lograr la participación de organizaciones, colectivo, activistas de diversos ámbitos y ciudadanía en general.</text:p>
        </text:list-item>
        <text:list-item>
          <text:p text:style-name="P14">Produc<text:span text:style-name="T13">ción de</text:span> más de <text:span text:style-name="T13">catorce</text:span> documentos de recomendaci<text:span text:style-name="T16">o</text:span>n<text:span text:style-name="T13">es</text:span> de políticas públicas en áreas como educación, ciencia, cultura, agricultura, biodiversidad, fabricación, energía, saberes <text:span text:style-name="T13">originarios</text:span>, tradicionales y populares, economía social, gobierno abierto, <text:span text:style-name="T3">hardware</text:span> y <text:span text:style-name="T3">software</text:span> libre, conectividad, entre otros.</text:p>
        </text:list-item>
      </text:list>
      <text:p text:style-name="P7">El desarrollo del <text:span text:style-name="T6">Buen Conocer / FLOK Society</text:span> en Ecuador se puede resumir como un proceso interesante de creación colaborativa de «<text:span text:style-name="T3">inteligencia colectiva significativa</text:span>», en una simbiosis entre saberes, conocimientos y desafíos de vanguardia y de «aterrizajes» contextualizados a la realidades cotidianas locales. <text:span text:style-name="T13">D</text:span>e esta manera, <text:span text:style-name="T13">se han creado </text:span>un sinnúmero de iniciativas que puede<text:span text:style-name="T13">n</text:span> <text:span text:style-name="T13">considerarse</text:span> como micro<text:span text:style-name="T16">r</text:span>resultados, «semillas en suelo <text:soft-page-break/>fértil» y un macroresultado expresado en un <text:span text:style-name="T3">know-how</text:span> colectivo en torno a una manera innovadora de construir futuro para los comunes y para el bien común.</text:p>
      <text:p text:style-name="Text_20_body">FLOK llega en un momento importante de transformación y transición de la vieja institucionalidad pública, inyectando nuevas iniciativas que deben ser consideradas en la búsqueda de soluciones a los desafíos, no s<text:span text:style-name="T13">o</text:span>lo de <text:span text:style-name="T13">g</text:span>obiernos progresistas constructores de <text:span text:style-name="T13">b</text:span>uen <text:span text:style-name="T13">v</text:span>ivir, sino también para los desafíos en general de la denominada <text:span text:style-name="T3">sociedad de la información y del conocimiento</text:span>.</text:p>
      <text:p text:style-name="Text_20_body">Los temas <text:span text:style-name="T14">pro</text:span>puestos son de importancia y deben ser considerados en la agenda del siglo XXI <text:span text:style-name="T14">p</text:span>or grupos y organizaciones dedicadas a la búsqueda y construcción de sociedades que prioricen el bienestar de todos y todas. Así mismo, desde las organizaciones de la sociedad civil que hemos podido participar de un proceso de este tipo vemos la riqueza de la metodología participativa que intenta juntar a los diversos actores de una sociedad en torno a temáticas de suma importancia para todos pero que no delega las decisiones s<text:span text:style-name="T14">o</text:span>lo sobre los actores políticos, sino que nos permite involucrarnos en <text:span text:style-name="T14">asuntos </text:span>tan importantes como las políticas públicas y juntarnos con «expertos», que sirven como puentes o intermediarios, hacia los tomadores de decisiones y hacia la concreción de políticas reales. </text:p>
      <text:p text:style-name="Text_20_body">Con la crisis mundial civilizatoria que atraviesa la humanidad, cada vez son más claro<text:span text:style-name="T14">s</text:span> los caminos por donde NO debemos ir y, con enfoques como <text:span text:style-name="T6">el buen conocer,</text:span> podemos encontrar nuevos caminos por donde transitar para construir el bien común y simultáneamente deconstruir la <text:span text:style-name="T3">institucionalidad depredadora</text:span> de la vida y de la humanidad. Lo más importante de todo este proceso de construcción colectiva, en el que hemos podido participar como individuos, organizaciones y como país, es comprenderlo como un método innovador y replicable.</text:p>
      <text:p text:style-name="P4">Plantea una alternativa concreta al encierro del conocimiento <text:span text:style-name="T3">copyright</text:span> a través del <text:span text:style-name="T3">copyleft</text:span> que nos permite compartir y crear infinitamente. <text:span text:style-name="T14">E</text:span>l método <text:span text:style-name="T6">Buen Conocer</text:span> debe superar fronteras nacionales y reproducirse en las diversas realidades de los diversos pueblos del mundo que lo necesiten. Quizás el Ecuador y Quito son nuevamente «luz de América» y del mundo <text:soft-page-break/>al ser el lugar de nacimiento de este experimento pioner<text:span text:style-name="T14">o</text:span>, que muy seguramente, servirá como luz al final del túnel y como experiencia que despierte y acompañe a otros pueblos a esta gran reivindicación por un mundo donde el conocimiento sea libre y común, al servicio del <text:span text:style-name="T14">b</text:span>uen <text:span text:style-name="T14">v</text:span>ivir de la humanidad.</text:p>
      <text:p text:style-name="P5">Quito, Ecuador, Febrero 2015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/>
    <style:font-face style:name="Nimbus Roman No9 L" svg:font-family="'Nimbus Roman No9 L'"/>
    <style:font-face style:name="OpenSymbol" svg:font-family="OpenSymbol"/>
    <style:font-face style:name="StarSymbol" svg:font-family="StarSymbol, 'Arial Unicode MS'"/>
    <style:font-face style:name="Tahoma1" svg:font-family="Tahoma"/>
    <style:font-face style:name="Verdana" svg:font-family="Verdana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Gentium Basic1" svg:font-family="'Gentium Basic'" style:font-adornments="Bold" style:font-pitch="variable"/>
    <style:font-face style:name="Gentium Basic2" svg:font-family="'Gentium Basic'" style:font-adornments="Italic" style:font-pitch="variable"/>
    <style:font-face style:name="Gentium Basic" svg:font-family="'Gentium Basic'" style:font-adornments="Regular" style:font-pitch="variable"/>
    <style:font-face style:name="Gentium Book Basic" svg:font-family="'Gentium Book Basic'" style:font-adornments="Italic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Nimbus Roman No9 L" fo:font-family="'Nimbus Roman No9 L'" fo:font-size="14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56cm" loext:contextual-spacing="false" fo:line-height="120%" fo:text-align="justify" style:justify-single-word="false" fo:orphans="2" fo:widows="2" fo:hyphenation-ladder-count="no-limit" style:page-number="auto" style:shadow="none"/>
      <style:text-properties style:font-name="Gentium Basic" fo:font-family="'Gentium Basic'" style:font-style-name="Regular" style:font-pitch="variable" fo:font-size="12pt" fo:language="es" fo:country="ES" fo:font-weight="normal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style-name="cursiva" style:font-family-generic="roman" style:font-pitch="variable" fo:font-size="10.5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footnote_20_text" style:display-name="footnote text" style:family="paragraph" style:parent-style-name="Standard" style:master-page-name="">
      <style:paragraph-properties fo:margin-left="0.499cm" fo:margin-right="0cm" fo:text-align="justify" style:justify-single-word="false" fo:hyphenation-ladder-count="no-limit" fo:text-indent="-0.499cm" style:auto-text-indent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9pt" style:font-size-asian="10.5pt" style:font-name-complex="Bitstream Vera Sans" style:font-family-complex="'Bitstream Vera Sans', 'Times New Roman'" style:font-family-generic-complex="swiss" style:font-pitch-complex="variable" style:font-size-complex="9pt" fo:hyphenate="true" fo:hyphenation-remain-char-count="2" fo:hyphenation-push-char-count="2"/>
    </style:style>
    <style:style style:name="Title" style:family="paragraph" style:parent-style-name="Heading_20_1" style:next-style-name="Subtitle" style:default-outline-level="" style:list-style-name="" style:class="chapter" style:master-page-name="">
      <style:paragraph-properties fo:margin-top="0.4cm" fo:margin-bottom="0.101cm" loext:contextual-spacing="false" fo:text-align="center" style:justify-single-word="false" style:page-number="auto" style:writing-mode="lr-tb"/>
      <style:text-properties fo:font-variant="normal" fo:text-transform="none" style:font-name="Gentium Book Basic" fo:font-family="'Gentium Book Basic'" style:font-style-name="Italic" style:font-pitch="variable" fo:font-size="28pt" fo:language="es" fo:country="ES" fo:font-style="normal" fo:font-weight="normal" style:font-size-asian="10.5pt" style:font-size-complex="10pt" style:font-weight-complex="bold"/>
    </style:style>
    <style:style style:name="Subtitle" style:family="paragraph" style:parent-style-name="Title" style:next-style-name="Text_20_body" style:class="chapter" style:master-page-name="">
      <style:paragraph-properties fo:margin-left="1.016cm" fo:margin-right="1.016cm" fo:margin-top="0cm" fo:margin-bottom="0.4cm" loext:contextual-spacing="false" fo:text-align="center" style:justify-single-word="false" fo:text-indent="0cm" style:auto-text-indent="false" style:page-number="auto" style:shadow="none"/>
      <style:text-properties style:font-name="Gentium Basic1" fo:font-family="'Gentium Basic'" style:font-style-name="Bold" style:font-pitch="variable" fo:font-size="18pt" fo:font-style="italic" fo:font-weight="normal" style:font-size-asian="10.5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0.762cm" fo:margin-right="0.762cm" fo:margin-top="0.965cm" fo:margin-bottom="0.508cm" loext:contextual-spacing="false" fo:text-align="center" style:justify-single-word="false" fo:orphans="2" fo:widows="2" fo:hyphenation-ladder-count="no-limit" fo:text-indent="0cm" style:auto-text-indent="false" style:page-number="auto"/>
      <style:text-properties fo:font-variant="small-caps" style:font-name="Gentium Basic" fo:font-family="'Gentium Basic'" style:font-style-name="Regular" style:font-pitch="variable" fo:font-size="125%" fo:language="es" fo:country="ES" fo:font-weight="normal" style:font-size-asian="115%" style:font-weight-asian="bold" style:font-size-complex="115%" style:font-weight-complex="bold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762cm" fo:margin-bottom="0.406cm" loext:contextual-spacing="false" fo:hyphenation-ladder-count="no-limit" style:page-number="auto"/>
      <style:text-properties style:font-name="Gentium Basic" fo:font-family="'Gentium Basic'" style:font-style-name="Regular" style:font-pitch="variable" fo:font-size="15pt" fo:language="es" fo:country="ES" fo:font-style="normal" fo:font-weight="normal" style:font-size-asian="14pt" style:font-style-asian="italic" style:font-weight-asian="bold" style:font-size-complex="14pt" style:font-style-complex="italic" style:font-weight-complex="bold" fo:hyphenate="tru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margin-top="0.102cm" fo:margin-bottom="0cm" loext:contextual-spacing="false" fo:text-align="justify" style:justify-single-word="false" fo:hyphenation-ladder-count="no-limit" fo:text-indent="-0.499cm" style:auto-text-indent="false" style:page-number="auto" text:number-lines="false" text:line-number="0"/>
      <style:text-properties style:font-name="Gentium Basic" fo:font-family="'Gentium Basic'" style:font-style-name="Regular" style:font-pitch="variable" fo:font-size="9pt" fo:language="es" fo:country="ES" style:font-size-asian="10pt" style:font-size-complex="10pt" fo:hyphenate="true" fo:hyphenation-remain-char-count="2" fo:hyphenation-push-char-count="2"/>
    </style:style>
    <style:style style:name="WW-footnote_20_text" style:display-name="WW-footnote tex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0pt" style:font-size-complex="10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top="0.965cm" fo:margin-bottom="0.508cm" loext:contextual-spacing="false" fo:text-align="center" style:justify-single-word="false" text:number-lines="false" text:line-number="0"/>
      <style:text-properties fo:font-variant="small-caps" style:font-name="Gentium Basic" fo:font-family="'Gentium Basic'" style:font-style-name="Regular" style:font-pitch="variable" fo:font-size="16pt" fo:language="es" fo:country="ES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.051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Gentium Basic" fo:font-family="'Gentium Basic'" style:font-style-name="Regular" style:font-pitch="variable" fo:language="es" fo:country="ES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.051cm" loext:contextual-spacing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Gentium Basic" fo:font-family="'Gentium Basic'" style:font-style-name="Regular" style:font-pitch="variable" fo:font-size="10.5pt" fo:language="es" fo:country="ES"/>
    </style:style>
    <style:style style:name="Footer" style:family="paragraph" style:parent-style-name="Standard" style:class="extra">
      <style:paragraph-properties fo:padding="0cm" fo:border-left="none" fo:border-right="none" fo:border-top="0.51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Gentium Basic" fo:font-family="'Gentium Basic'" style:font-style-name="Regular" style:font-pitch="variable" fo:language="es" fo:country="ES" style:font-size-asian="10.5pt"/>
    </style:style>
    <style:style style:name="Quotations" style:family="paragraph" style:parent-style-name="Text_20_body" style:class="html" style:master-page-name="">
      <style:paragraph-properties fo:margin-left="1cm" fo:margin-right="1cm" fo:margin-top="0cm" fo:margin-bottom="0.499cm" loext:contextual-spacing="false" fo:line-height="115%" fo:text-align="justify" style:justify-single-word="false" fo:hyphenation-ladder-count="no-limit" fo:text-indent="0cm" style:auto-text-indent="false" style:page-number="auto"/>
      <style:text-properties fo:font-size="10.5pt" fo:language="es" fo:country="ES" style:font-size-asian="10.5pt" fo:hyphenate="true" fo:hyphenation-remain-char-count="2" fo:hyphenation-push-char-count="2"/>
    </style:style>
    <style:style style:name="Bibliography_20_1" style:display-name="Bibliography 1" style:family="paragraph" style:parent-style-name="Index" style:class="index" style:master-page-name="">
      <style:paragraph-properties fo:margin-left="0.813cm" fo:margin-right="0cm" fo:margin-top="0.102cm" fo:margin-bottom="0cm" loext:contextual-spacing="false" fo:line-height="100%" fo:text-indent="-0.813cm" style:auto-text-indent="false" style:page-number="auto">
        <style:tab-stops/>
      </style:paragraph-properties>
      <style:text-properties style:font-name="Gentium Basic" fo:font-family="'Gentium Basic'" style:font-style-name="Regular" style:font-pitch="variable" fo:font-size="10pt" fo:language="es" fo:country="ES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66cm" fo:margin-bottom="0.356cm" loext:contextual-spacing="false"/>
      <style:text-properties style:font-name="Gentium Basic1" fo:font-family="'Gentium Basic'" style:font-style-name="Bold" style:font-pitch="variable" fo:font-size="12pt" fo:language="es" fo:country="ES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language="es" fo:country="E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Gentium Basic" fo:font-family="'Gentium Basic'" style:font-style-name="Regular" style:font-pitch="variable" fo:font-size="10pt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fo:language="es" fo:country="ES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Liberation Serif" fo:font-family="'Liberation Serif'" fo:font-size="12pt" fo:font-weight="normal"/>
    </style:style>
    <style:style style:name="Quotation" style:family="paragraph" style:parent-style-name="Normal">
      <style:paragraph-properties fo:margin-top="0.353cm" fo:margin-bottom="0.353cm" loext:contextual-spacing="false"/>
    </style:style>
    <style:style style:name="Quote" style:family="paragraph" style:parent-style-name="Quota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adatos" style:family="paragraph" style:parent-style-name="Text_20_body" style:master-page-name="">
      <style:paragraph-properties fo:line-height="120%" style:page-number="auto"/>
      <style:text-properties fo:font-size="10.5pt" style:font-size-asian="10.5pt"/>
    </style:style>
    <style:style style:name="fecha" style:family="paragraph" style:parent-style-name="Text_20_body" style:master-page-name="">
      <style:paragraph-properties fo:margin-top="0cm" fo:margin-bottom="0.965cm" loext:contextual-spacing="false" fo:text-align="center" style:justify-single-word="false" style:page-number="auto"/>
      <style:text-properties fo:font-size="10pt" style:font-size-asian="10.5pt"/>
    </style:style>
    <style:style style:name="figures" style:family="paragraph" style:parent-style-name="Text_20_body">
      <style:text-properties fo:font-size="10.5pt" fo:language="es" fo:country="ES" fo:font-style="italic" style:font-size-asian="10.5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  <style:text-properties fo:language="es" fo:country="ES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  <style:text-properties fo:language="es" fo:country="E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es" fo:country="ES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language="es" fo:country="ES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cencia-copyleft" style:family="paragraph" style:parent-style-name="metadatos" style:master-page-name="">
      <style:graphic-properties draw:fill="solid" draw:fill-color="#e6e6e6"/>
      <style:paragraph-properties fo:margin-left="0.762cm" fo:margin-right="0.762cm" fo:line-height="100%" fo:text-indent="0cm" style:auto-text-indent="false" style:page-number="auto" fo:background-color="#e6e6e6" fo:padding="0.203cm" fo:border="0.06pt solid #000000">
        <style:background-image/>
      </style:paragraph-properties>
      <style:text-properties fo:font-size="9pt" style:font-size-asian="10.5pt"/>
    </style:style>
    <style:style style:name="Illustration" style:family="paragraph" style:parent-style-name="Caption" style:class="extra" style:master-page-name="">
      <style:paragraph-properties fo:margin-top="0.305cm" fo:margin-bottom="0.305cm" loext:contextual-spacing="false" style:page-number="auto"/>
      <style:text-properties style:font-name="Gentium Basic2" fo:font-family="'Gentium Basic'" style:font-style-name="Italic" style:font-pitch="variable" fo:font-size="10.5pt" fo:language="es" fo:country="ES" fo:font-style="normal"/>
    </style:style>
    <style:style style:name="Frame_20_contents" style:display-name="Frame contents" style:family="paragraph" style:parent-style-name="Standard" style:class="extra"/>
    <style:style style:name="autoria-marca" style:family="paragraph" style:parent-style-name="Subtitle" style:class="text">
      <style:text-properties fo:font-style="normal" style:font-size-asian="10.5pt"/>
    </style:style>
    <style:style style:name="Table" style:family="paragraph" style:parent-style-name="Caption" style:class="extra"/>
    <style:style style:name="version" style:family="paragraph" style:parent-style-name="fecha">
      <style:paragraph-properties fo:margin-top="0cm" fo:margin-bottom="0.102cm" loext:contextual-spacing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section-id" style:family="paragraph" style:parent-style-name="version"/>
    <style:style style:name="seccion-id" style:family="paragraph" style:parent-style-name="Text_20_body" style:master-page-name="">
      <style:paragraph-properties fo:margin-top="0cm" fo:margin-bottom="0.101cm" loext:contextual-spacing="false" fo:text-align="center" style:justify-single-word="false" style:page-number="auto"/>
      <style:text-properties fo:font-size="10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 style:text-autospace="none"/>
      <style:text-properties style:font-name="Arial" fo:font-family="Arial" style:font-family-generic="swiss" style:font-pitch="variable" fo:font-size="14pt" fo:language="es" fo:country="ES" style:font-size-asian="14pt" style:font-name-complex="Arial" style:font-family-complex="Arial" style:font-family-generic-complex="swiss" style:font-pitch-complex="variable" style:font-size-complex="14pt"/>
    </style:style>
    <style:style style:name="WW-Encabezado_20_1" style:display-name="WW-Encabezado 1" style:family="paragraph" style:parent-style-name="Header" style:next-style-name="Text_20_body">
      <style:text-properties fo:font-size="18pt" fo:font-weight="bold" style:font-size-asian="18pt" style:font-weight-asian="bold" style:font-size-complex="18pt" style:font-weight-complex="bold"/>
    </style:style>
    <style:style style:name="RTF_5f_Num_20_2_20_1" style:display-name="RTF_Num 2 1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2" style:display-name="RTF_Num 2 2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3" style:display-name="RTF_Num 2 3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4" style:display-name="RTF_Num 2 4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5" style:display-name="RTF_Num 2 5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6" style:display-name="RTF_Num 2 6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7" style:display-name="RTF_Num 2 7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8" style:display-name="RTF_Num 2 8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9" style:display-name="RTF_Num 2 9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RTF_5f_Num_20_2_20_10" style:display-name="RTF_Num 2 10" style:family="text">
      <style:text-properties style:use-window-font-color="true" style:font-name="StarSymbol" fo:font-family="StarSymbol, 'Arial Unicode MS'" fo:font-size="9pt" fo:language="en" fo:country="GB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Emphasis" style:family="text">
      <style:text-properties style:use-window-font-color="true" style:font-name="Arial" fo:font-family="Arial" style:font-family-generic="swiss" style:font-pitch="variable" fo:font-size="12pt" fo:language="en" fo:country="GB" fo:font-style="italic" style:font-name-asian="Arial" style:font-family-asian="Arial" style:font-family-generic-asian="swiss" style:font-pitch-asian="variable" style:language-asian="zxx" style:country-asian="none" style:font-name-complex="Arial" style:font-family-complex="Arial" style:font-family-generic-complex="swiss" style:font-pitch-complex="variable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Ref._20_de_20_nota_20_al_20_pie" style:display-name="Ref. de nota al pie" style:family="text">
      <style:text-properties style:text-position="super 58%"/>
    </style:style>
    <style:style style:name="WW8Num2z0" style:family="text">
      <style:text-properties fo:color="#000000" style:text-line-through-style="none" style:text-line-through-type="none" style:font-name="Times New Roman2" fo:font-family="'Times New Roman'" style:font-family-generic="roman" style:font-pitch="variable" fo:font-size="10pt" fo:font-style="normal" style:text-underline-style="none" fo:font-weight="normal" style:font-name-asian="Times New Roman2" style:font-family-asian="'Times New Roman'" style:font-family-generic-asian="roman" style:font-pitch-asian="variable" style:font-size-asian="10pt" style:font-style-asian="normal" style:font-weight-asian="normal" style:font-name-complex="Times New Roman2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Ref._20_de_20_nota_20_al_20_pie1" style:display-name="Ref. de nota al pie1" style:family="text">
      <style:text-properties style:text-position="super 58%"/>
    </style:style>
    <style:style style:name="Ref._20_de_20_comentario" style:display-name="Ref. de comentario" style:family="text">
      <style:text-properties fo:font-size="9pt" style:font-size-asian="9pt" style:font-size-complex="9pt"/>
    </style:style>
    <style:style style:name="Line_20_numbering" style:display-name="Line numbering" style:family="text"/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none" draw:shadow-opacity="100%"/>
    </style:style>
    <text:outline-style style:name="Outline">
      <text:outline-level-style text:level="1" style:num-suffix=". " style:num-format="1" text:start-value="0">
        <style:list-level-properties/>
      </text:outline-level-style>
      <text:outline-level-style text:level="2" text:style-name="Numbering_20_Symbols" style:num-suffix=". " style:num-format="1" text:display-levels="2">
        <style:list-level-properties text:min-label-width="0.889cm"/>
      </text:outline-level-style>
      <text:outline-level-style text:level="3" text:style-name="Numbering_20_Symbols" style:num-suffix=") " style:num-format="a">
        <style:list-level-properties text:min-label-width="0.508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RTF_5f_Num_20_2_20_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RTF_5f_Num_20_2_20_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RTF_5f_Num_20_2_20_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RTF_5f_Num_20_2_20_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RTF_5f_Num_20_2_20_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RTF_5f_Num_20_2_20_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RTF_5f_Num_20_2_20_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RTF_5f_Num_20_2_20_9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RTF_5f_Num_20_2_20_10" text:bullet-char="●">
        <style:list-level-properties text:space-before="6.35cm" text:min-label-width="0.635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nothing" fo:margin-left="1.905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nothing" fo:margin-left="3.493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nothing" fo:margin-left="7.303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nothing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5Level1" text:bullet-char="-">
        <style:list-level-properties text:space-before="1.905cm"/>
        <style:text-properties style:font-name="Verdana1"/>
      </text:list-level-style-bullet>
      <text:list-level-style-bullet text:level="3" text:style-name="List5Level2" text:bullet-char="■">
        <style:list-level-properties text:space-before="3.493cm"/>
        <style:text-properties style:font-name="Verdana1"/>
      </text:list-level-style-bullet>
      <text:list-level-style-bullet text:level="4" text:style-name="List5Level3" text:bullet-char="●">
        <style:list-level-properties text:space-before="4.445cm"/>
        <style:text-properties style:font-name="Verdana1"/>
      </text:list-level-style-bullet>
      <text:list-level-style-bullet text:level="5" text:style-name="List5Level4" text:bullet-char="○">
        <style:list-level-properties text:space-before="5.715cm"/>
        <style:text-properties style:font-name="Verdana1"/>
      </text:list-level-style-bullet>
      <text:list-level-style-bullet text:level="6" text:style-name="List5Level5" text:bullet-char="■">
        <style:list-level-properties text:space-before="7.303cm"/>
        <style:text-properties style:font-name="Verdana1"/>
      </text:list-level-style-bullet>
      <text:list-level-style-bullet text:level="7" text:style-name="List5Level6" text:bullet-char="●">
        <style:list-level-properties text:space-before="8.255cm"/>
        <style:text-properties style:font-name="Verdana1"/>
      </text:list-level-style-bullet>
      <text:list-level-style-bullet text:level="8" text:style-name="List5Level7" text:bullet-char="○">
        <style:list-level-properties text:space-before="9.525cm"/>
        <style:text-properties style:font-name="Verdana1"/>
      </text:list-level-style-bullet>
      <text:list-level-style-bullet text:level="9" text:style-name="List5Level8" text:bullet-char="■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6Level1" text:bullet-char="◦">
        <style:list-level-properties text:space-before="1.905cm"/>
        <style:text-properties style:font-name="Verdana1"/>
      </text:list-level-style-bullet>
      <text:list-level-style-bullet text:level="3" text:style-name="List6Level2" text:bullet-char="▪">
        <style:list-level-properties text:space-before="3.493cm"/>
        <style:text-properties style:font-name="Verdana1"/>
      </text:list-level-style-bullet>
      <text:list-level-style-bullet text:level="4" text:style-name="List6Level3" text:bullet-char="•">
        <style:list-level-properties text:space-before="4.445cm"/>
        <style:text-properties style:font-name="Verdana1"/>
      </text:list-level-style-bullet>
      <text:list-level-style-bullet text:level="5" text:style-name="List6Level4" text:bullet-char="◦">
        <style:list-level-properties text:space-before="5.715cm"/>
        <style:text-properties style:font-name="Verdana1"/>
      </text:list-level-style-bullet>
      <text:list-level-style-bullet text:level="6" text:style-name="List6Level5" text:bullet-char="▪">
        <style:list-level-properties text:space-before="7.303cm"/>
        <style:text-properties style:font-name="Verdana1"/>
      </text:list-level-style-bullet>
      <text:list-level-style-bullet text:level="7" text:style-name="List6Level6" text:bullet-char="•">
        <style:list-level-properties text:space-before="8.255cm"/>
        <style:text-properties style:font-name="Verdana1"/>
      </text:list-level-style-bullet>
      <text:list-level-style-bullet text:level="8" text:style-name="List6Level7" text:bullet-char="◦">
        <style:list-level-properties text:space-before="9.525cm"/>
        <style:text-properties style:font-name="Verdana1"/>
      </text:list-level-style-bullet>
      <text:list-level-style-bullet text:level="9" text:style-name="List6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nothing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nothing" fo:margin-left="3.493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nothing" fo:margin-left="7.303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nothing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Verdana" style:font-family-generic="swiss" style:font-pitch="variable"/>
      </text:list-level-style-bullet>
      <text:list-level-style-bullet text:level="2" text:style-name="Zeichenformat" style:num-suffix="." text:bullet-char="-">
        <style:list-level-properties text:list-level-position-and-space-mode="label-alignment">
          <style:list-level-label-alignment text:label-followed-by="nothing" fo:margin-left="1.905cm"/>
        </style:list-level-properties>
        <style:text-properties fo:font-family="Verdana" style:font-family-generic="swiss" style:font-pitch="variable"/>
      </text:list-level-style-bullet>
      <text:list-level-style-bullet text:level="3" text:style-name="Zeichenformat" style:num-suffix="." text:bullet-char="■">
        <style:list-level-properties text:list-level-position-and-space-mode="label-alignment">
          <style:list-level-label-alignment text:label-followed-by="nothing" fo:margin-left="3.493cm"/>
        </style:list-level-properties>
        <style:text-properties fo:font-family="Verdana" style:font-family-generic="swiss" style:font-pitch="variable"/>
      </text:list-level-style-bullet>
      <text:list-level-style-bullet text:level="4" text:style-name="Zeichenformat" style:num-suffix="." text:bullet-char="●">
        <style:list-level-properties text:list-level-position-and-space-mode="label-alignment">
          <style:list-level-label-alignment text:label-followed-by="nothing" fo:margin-left="4.445cm"/>
        </style:list-level-properties>
        <style:text-properties fo:font-family="Verdana" style:font-family-generic="swiss" style:font-pitch="variable"/>
      </text:list-level-style-bullet>
      <text:list-level-style-bullet text:level="5" text:style-name="Zeichenformat" style:num-suffix="." text:bullet-char="○">
        <style:list-level-properties text:list-level-position-and-space-mode="label-alignment">
          <style:list-level-label-alignment text:label-followed-by="nothing" fo:margin-left="5.715cm"/>
        </style:list-level-properties>
        <style:text-properties fo:font-family="Verdana" style:font-family-generic="swiss" style:font-pitch="variable"/>
      </text:list-level-style-bullet>
      <text:list-level-style-bullet text:level="6" text:style-name="Zeichenformat" style:num-suffix="." text:bullet-char="■">
        <style:list-level-properties text:list-level-position-and-space-mode="label-alignment">
          <style:list-level-label-alignment text:label-followed-by="nothing" fo:margin-left="7.303cm"/>
        </style:list-level-properties>
        <style:text-properties fo:font-family="Verdana" style:font-family-generic="swiss" style:font-pitch="variable"/>
      </text:list-level-style-bullet>
      <text:list-level-style-bullet text:level="7" text:style-name="Zeichenformat" style:num-suffix="." text:bullet-char="●">
        <style:list-level-properties text:list-level-position-and-space-mode="label-alignment">
          <style:list-level-label-alignment text:label-followed-by="nothing" fo:margin-left="8.255cm"/>
        </style:list-level-properties>
        <style:text-properties fo:font-family="Verdana" style:font-family-generic="swiss" style:font-pitch="variable"/>
      </text:list-level-style-bullet>
      <text:list-level-style-bullet text:level="8" text:style-name="Zeichenformat" style:num-suffix="." text:bullet-char="○">
        <style:list-level-properties text:list-level-position-and-space-mode="label-alignment">
          <style:list-level-label-alignment text:label-followed-by="nothing" fo:margin-left="9.525cm"/>
        </style:list-level-properties>
        <style:text-properties fo:font-family="Verdana" style:font-family-generic="swiss" style:font-pitch="variable"/>
      </text:list-level-style-bullet>
      <text:list-level-style-bullet text:level="9" text:style-name="Zeichenformat" style:num-suffix="." text:bullet-char="■">
        <style:list-level-properties text:list-level-position-and-space-mode="label-alignment">
          <style:list-level-label-alignment text:label-followed-by="nothing" fo:margin-left="11.113cm"/>
        </style:list-level-properties>
        <style:text-properties fo:font-family="Verdana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Verdana" style:font-family-generic="swiss" style:font-pitch="variable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nothing" fo:margin-left="1.905cm"/>
        </style:list-level-properties>
        <style:text-properties fo:font-family="Verdana" style:font-family-generic="swiss" style:font-pitch="variable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nothing" fo:margin-left="3.493cm"/>
        </style:list-level-properties>
        <style:text-properties fo:font-family="Verdana" style:font-family-generic="swiss" style:font-pitch="variable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nothing" fo:margin-left="4.445cm"/>
        </style:list-level-properties>
        <style:text-properties fo:font-family="Verdana" style:font-family-generic="swiss" style:font-pitch="variable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nothing" fo:margin-left="5.715cm"/>
        </style:list-level-properties>
        <style:text-properties fo:font-family="Verdana" style:font-family-generic="swiss" style:font-pitch="variable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nothing" fo:margin-left="7.303cm"/>
        </style:list-level-properties>
        <style:text-properties fo:font-family="Verdana" style:font-family-generic="swiss" style:font-pitch="variable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nothing" fo:margin-left="8.255cm"/>
        </style:list-level-properties>
        <style:text-properties fo:font-family="Verdana" style:font-family-generic="swiss" style:font-pitch="variable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nothing" fo:margin-left="9.525cm"/>
        </style:list-level-properties>
        <style:text-properties fo:font-family="Verdana" style:font-family-generic="swiss" style:font-pitch="variable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nothing" fo:margin-left="11.113cm"/>
        </style:list-level-properties>
        <style:text-properties fo:font-family="Verdana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pitch="variable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pitch="variable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pitch="variable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pitch="variable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pitch="variable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pitch="variable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pitch="variable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pitch="variable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pitch="variable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3Level1" text:bullet-char="◦">
        <style:list-level-properties text:space-before="1.905cm"/>
        <style:text-properties style:font-name="Verdana1"/>
      </text:list-level-style-bullet>
      <text:list-level-style-bullet text:level="3" text:style-name="List3Level2" text:bullet-char="▪">
        <style:list-level-properties text:space-before="3.493cm"/>
        <style:text-properties style:font-name="Verdana1"/>
      </text:list-level-style-bullet>
      <text:list-level-style-bullet text:level="4" text:style-name="List3Level3" text:bullet-char="•">
        <style:list-level-properties text:space-before="4.445cm"/>
        <style:text-properties style:font-name="Verdana1"/>
      </text:list-level-style-bullet>
      <text:list-level-style-bullet text:level="5" text:style-name="List3Level4" text:bullet-char="◦">
        <style:list-level-properties text:space-before="5.715cm"/>
        <style:text-properties style:font-name="Verdana1"/>
      </text:list-level-style-bullet>
      <text:list-level-style-bullet text:level="6" text:style-name="List3Level5" text:bullet-char="▪">
        <style:list-level-properties text:space-before="7.303cm"/>
        <style:text-properties style:font-name="Verdana1"/>
      </text:list-level-style-bullet>
      <text:list-level-style-bullet text:level="7" text:style-name="List3Level6" text:bullet-char="•">
        <style:list-level-properties text:space-before="8.255cm"/>
        <style:text-properties style:font-name="Verdana1"/>
      </text:list-level-style-bullet>
      <text:list-level-style-bullet text:level="8" text:style-name="List3Level7" text:bullet-char="◦">
        <style:list-level-properties text:space-before="9.525cm"/>
        <style:text-properties style:font-name="Verdana1"/>
      </text:list-level-style-bullet>
      <text:list-level-style-bullet text:level="9" text:style-name="List3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restart-on-page="tru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368c6e5"/>
    </style:style>
    <style:style style:name="MT1" style:family="text">
      <style:text-properties fo:font-size="10.5pt" officeooo:rsid="0385210c" style:font-size-asian="10.5pt" style:font-size-complex="10.5pt"/>
    </style:style>
    <style:style style:name="MT2" style:family="text">
      <style:text-properties fo:font-size="10.5pt" officeooo:rsid="039e0ed1" style:font-size-asian="10.5pt" style:font-size-complex="10.5pt"/>
    </style:style>
    <style:page-layout style:name="Mpm1">
      <style:page-layout-properties fo:page-width="21.006cm" fo:page-height="29.693cm" style:num-format="1" style:print-orientation="portrait" fo:margin-top="3.81cm" fo:margin-bottom="3.81cm" fo:margin-left="4.013cm" fo:margin-right="4.0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columns fo:column-count="1" fo:column-gap="0cm"/>
        <style:footnote-sep style:width="0.009cm" style:distance-before-sep="0.457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9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3.81cm" fo:margin-bottom="3.81cm" fo:margin-left="4.013cm" fo:margin-right="4.013cm" style:writing-mode="lr-tb" style:footnote-max-height="0cm">
        <style:footnote-sep style:width="0.009cm" style:distance-before-sep="0.457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LOKeando </text:span><text:span text:style-name="MT2">en </text:span><text:span text:style-name="MT1">Ecuador<text:tab/><text:tab/></text:span><text:span text:style-name="MT1"><text:page-number style:num-format="i" text:select-page="current">xviii</text:page-number></text:span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15-03-22T21:58:08.633705854</meta:creation-date>
    <meta:editing-cycles>1</meta:editing-cycles>
    <meta:editing-duration>P0D</meta:editing-duration>
    <dc:title>FLOKeando Ecuador</dc:title>
    <dc:subject>Buen Conocer / FLOK Society</dc:subject>
    <meta:keyword>Movimientos Sociales</meta:keyword>
    <meta:keyword>transformación</meta:keyword>
    <meta:keyword>Economía Social del Conocimiento Común y abierto</meta:keyword>
    <meta:keyword>FLOKeando en Ecuador</meta:keyword>
    <meta:document-statistic meta:table-count="0" meta:image-count="0" meta:object-count="0" meta:page-count="8" meta:paragraph-count="49" meta:word-count="1861" meta:character-count="12062" meta:non-whitespace-character-count="10269"/>
    <meta:user-defined meta:name="Author">Milton Cerda</meta:user-defined>
    <meta:user-defined meta:name="Document number">Presentación: Flokeando en Ecuador</meta:user-defined>
    <meta:user-defined meta:name="How to cite this document">Milton Cerda, Presentación FLOKeando Ecuador. En Vila-Viñas, D. &amp; Barandiaran, X.E. (Eds.) Buen Conocer / FLOK Society Modelos sostenibles y políticas públicas para una economía social del conocimiento común y abierto en el Ecuador, Quito, Ecuador: IAEN-CIESPAL, disponible en http://book.floksociety.org/ec/presentacion/flokeando-ecuador</meta:user-defined>
    <meta:user-defined meta:name="Licence">Copyright/Copyleft 2015 FLOK Society / Buen Conocer, Milton Cerda, bajo las licencias Creative Commons BY-SA (Reconocimiento compartir Igual) Ecuatoriana (v.3.0) e Internacional (v.4.0) y GFDL (Licencia de Documentación Libre de GNU):CC BY-SA: Creative Commons Reconocimiento Compartir Igual 3.0 Ecuador y Creative Commons Reconocimiento Compartir Igual 4.0 Internacional Usted es libre de copiar y redistribuir el material en cualquier medio o formato, remezclar, transformar y crear a partir del material, para cualquier finalidad, incluso comercial. El licenciador no puede revocar estas libertades mientras cumpla con los términos de la licencia. Bajo las siguientes condiciones: a) Reconocimiento: debe reconocer adecuadamente la autoría, proporcionar un enlace a la licencia e indicar si se han realizado cambios. Puede hacerlo de cualquier manera razonable, pero no de una manera que sugiera que tiene el apoyo del licenciador o lo recibe por el uso que hace. b) Compartir Igual: Si remezcla, transforma o crea a partir del material, deberá difundir sus contribuciones bajo la misma licencia que el original. No hay restricciones adicionales, no puede aplicar términos legales o medidas tecnológicas que legalmente restrinjan realizar aquello que la licencia permite. Puede encontrar las licencias completas en: https://creativecommons.org/licenses/by-sa/4.0/deed.es_ES y http://creativecommons.org/licenses/by-sa/3.0/ec/legalcode GFDL: Licencia de Documentación Libre de GNU Se concede permiso para copiar, distribuir y/o modificar este documento bajo los términos de la licencia de documentación libre GNU, versión 1.3 o cualquier otra versión posterior publicada por la Free Software Foundation; sin secciones invariantes ni textos de cubierta delantera, tampoco textos de contraportada. Puede encontrar una copia de la licencia en http://www.gnu.org/copyleft/fdl.html</meta:user-defined>
    <meta:user-defined meta:name="URL" meta:value-type="string">http://book.floksociety.org/ec/presentacion/flokeando-ecuador</meta:user-defined>
  </office:meta>
</office:document-meta>
</file>